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889" officeooo:paragraph-rsid="001d9889" style:font-weight-asian="bold" style:font-weight-complex="bold"/>
    </style:style>
    <style:style style:name="P2" style:family="paragraph" style:parent-style-name="Standard">
      <style:text-properties fo:font-weight="bold" officeooo:rsid="00200d96" officeooo:paragraph-rsid="00200d96" style:font-weight-asian="bold" style:font-weight-complex="bold"/>
    </style:style>
    <style:style style:name="P3" style:family="paragraph" style:parent-style-name="Standard">
      <style:text-properties fo:font-weight="bold" officeooo:rsid="0021d80c" officeooo:paragraph-rsid="0021d80c" style:font-weight-asian="bold" style:font-weight-complex="bold"/>
    </style:style>
    <style:style style:name="P4" style:family="paragraph" style:parent-style-name="Standard">
      <style:text-properties fo:font-weight="normal" officeooo:rsid="001d9889" officeooo:paragraph-rsid="001d9889" style:font-weight-asian="normal" style:font-weight-complex="normal"/>
    </style:style>
    <style:style style:name="P5" style:family="paragraph" style:parent-style-name="Standard">
      <style:text-properties fo:font-weight="normal" officeooo:rsid="001d9889" officeooo:paragraph-rsid="00200d96" style:font-weight-asian="normal" style:font-weight-complex="normal"/>
    </style:style>
    <style:style style:name="P6" style:family="paragraph" style:parent-style-name="Standard">
      <style:text-properties fo:font-weight="normal" officeooo:rsid="001e1382" officeooo:paragraph-rsid="001e1382" style:font-weight-asian="normal" style:font-weight-complex="normal"/>
    </style:style>
    <style:style style:name="P7" style:family="paragraph" style:parent-style-name="Standard">
      <style:text-properties fo:font-weight="normal" officeooo:rsid="00200d96" officeooo:paragraph-rsid="00200d96" style:font-weight-asian="normal" style:font-weight-complex="normal"/>
    </style:style>
    <style:style style:name="P8" style:family="paragraph" style:parent-style-name="Standard">
      <style:text-properties fo:font-weight="normal" officeooo:rsid="0021d80c" officeooo:paragraph-rsid="0021d80c" style:font-weight-asian="normal" style:font-weight-complex="normal"/>
    </style:style>
    <style:style style:name="P9" style:family="paragraph" style:parent-style-name="Standard">
      <style:text-properties fo:font-weight="normal" officeooo:rsid="0021d80c" officeooo:paragraph-rsid="00220381" style:font-weight-asian="normal" style:font-weight-complex="normal"/>
    </style:style>
    <style:style style:name="P10" style:family="paragraph" style:parent-style-name="Standard">
      <style:text-properties fo:font-weight="normal" officeooo:rsid="00220381" officeooo:paragraph-rsid="00220381" style:font-weight-asian="normal" style:font-weight-complex="normal"/>
    </style:style>
    <style:style style:name="P11" style:family="paragraph" style:parent-style-name="Standard">
      <style:text-properties fo:font-weight="normal" officeooo:rsid="0023150c" officeooo:paragraph-rsid="0023150c" style:font-weight-asian="normal" style:font-weight-complex="normal"/>
    </style:style>
    <style:style style:name="P12" style:family="paragraph" style:parent-style-name="Standard">
      <style:text-properties fo:font-weight="normal" officeooo:rsid="002430c0" officeooo:paragraph-rsid="0023150c" style:font-weight-asian="normal" style:font-weight-complex="normal"/>
    </style:style>
    <style:style style:name="P13" style:family="paragraph" style:parent-style-name="Standard">
      <style:text-properties fo:font-weight="normal" officeooo:rsid="002430c0" officeooo:paragraph-rsid="002430c0" style:font-weight-asian="normal" style:font-weight-complex="normal"/>
    </style:style>
    <style:style style:name="P14" style:family="paragraph" style:parent-style-name="Standard">
      <style:text-properties fo:font-size="14pt" fo:font-weight="bold" officeooo:rsid="001d9889" officeooo:paragraph-rsid="001d988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430c0" officeooo:paragraph-rsid="002430c0" style:font-size-asian="14pt" style:font-weight-asian="bold" style:font-size-complex="14pt" style:font-weight-complex="bold"/>
    </style:style>
    <style:style style:name="T1" style:family="text">
      <style:text-properties officeooo:rsid="001e1382"/>
    </style:style>
    <style:style style:name="T2" style:family="text">
      <style:text-properties officeooo:rsid="00200d96"/>
    </style:style>
    <style:style style:name="T3" style:family="text">
      <style:text-properties officeooo:rsid="0021d80c"/>
    </style:style>
    <style:style style:name="T4" style:family="text">
      <style:text-properties officeooo:rsid="002430c0"/>
    </style:style>
    <style:style style:name="T5" style:family="text">
      <style:text-properties officeooo:rsid="002555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uclear Scattering Reactions in the Glauber Framework</text:p>
      <text:p text:style-name="P1"/>
      <text:p text:style-name="P1">Introduction:</text:p>
      <text:p text:style-name="P4">Explain path to go:</text:p>
      <text:p text:style-name="P4">→starting from elastic scattering at low energies</text:p>
      <text:p text:style-name="P4">→going to medium to high energies</text:p>
      <text:p text:style-name="P4">→ explain glauber: eikonal wave approximations, optical limit which leads to optical potential model, description via nucleon nucleon interaction</text:p>
      <text:p text:style-name="P4"/>
      <text:p text:style-name="P1">Elastic scattering at low energies:</text:p>
      <text:p text:style-name="P5">Rutherford scattering→ poiniering works (alpha particle on gold atoms) – <text:span text:style-name="T1">description in classical mechanics</text:span></text:p>
      <text:p text:style-name="P7">Rutherford scattering only valid if coulomb potential </text:p>
      <text:p text:style-name="P6">-&gt;at low energies below pion production only elastic cross section </text:p>
      <text:p text:style-name="P6">→ <text:span text:style-name="T3">introduce here the Scattering problem in quantum mechanics (see Schindler, p. 23)</text:span></text:p>
      <text:p text:style-name="P6">→from classical physics we go to quantum mechanics and use partial wave decomposition</text:p>
      <text:p text:style-name="P6">with theta being the scattering angle</text:p>
      <text:p text:style-name="P6">→ include in this picture coulomb and nuclear interaction (as done in Kuk, papge 120)</text:p>
      <text:p text:style-name="P6"/>
      <text:p text:style-name="P6"/>
      <text:p text:style-name="P2">Nuclear Density distribution studies via elastic scattering</text:p>
      <text:p text:style-name="P6">→ <text:span text:style-name="T2">Rutherford, Mott and Rosenbluth</text:span></text:p>
      <text:p text:style-name="P6">→ <text:span text:style-name="T2">show something about form Factors</text:span></text:p>
      <text:p text:style-name="P6">→ <text:span text:style-name="T3">how are charge radii and nuclear radii measured?</text:span></text:p>
      <text:p text:style-name="P6"/>
      <text:p text:style-name="P6"/>
      <text:p text:style-name="P3">Glauber Model for nuclear scatering at high energies:</text:p>
      <text:p text:style-name="P8"/>
      <text:p text:style-name="P8">explain model assumption</text:p>
      <text:p text:style-name="P8">→ eikonal wave approximation: -high incoming momentum</text:p>
      <text:p text:style-name="P8"><text:tab/><text:tab/><text:tab/><text:tab/> <text:s text:c="4"/>- low scattering angle</text:p>
      <text:p text:style-name="P8"><text:tab/><text:tab/><text:tab/></text:p>
      <text:p text:style-name="P10">Show picture of scattering</text:p>
      <text:p text:style-name="P8"/>
      <text:p text:style-name="P8">→ optical limit: - Nucleons at high energy → undeflected due to</text:p>
      <text:p text:style-name="P8">large momentum (linear trajectory)</text:p>
      <text:p text:style-name="P8"><text:tab/><text:tab/> <text:s text:c="2"/>-Nucleus large compared to nucleon-nucleon <text:s/>force</text:p>
      <text:p text:style-name="P9"><text:tab/><text:tab/> <text:s text:c="2"/>-Motion of nucleons independent of nucleus</text:p>
      <text:p text:style-name="P9"><text:tab/><text:tab/> <text:s text:c="2"/>-overall cross-section described in terms of nucleon-nucleon cross section</text:p>
      <text:p text:style-name="P9"/>
      <text:p text:style-name="P9"/>
      <text:p text:style-name="P9"/>
      <text:p text:style-name="P10">Description in the Probability Approach</text:p>
      <text:p text:style-name="P11">(also here I use all the eiconal and optical limit approximation)</text:p>
      <text:p text:style-name="P10"/>
      <text:p text:style-name="P10">Description in the Eikonal optical-limit approximation</text:p>
      <text:p text:style-name="P10"/>
      <text:p text:style-name="P11">Comparison of both descriptions methods <text:s/>for tota interaction cross section→ should end up with same </text:p>
      <text:p text:style-name="P13">Advantage of PA is that you can calculate the cross section for a defined number of removed projectile nucleons (Schindler, p. 49)</text:p>
      <text:p text:style-name="P11"/>
      <text:p text:style-name="P11"><text:soft-page-break/>Extensions to the Glauber model</text:p>
      <text:p text:style-name="P11">-things which cannot be neglected an influence the cross section</text:p>
      <text:p text:style-name="P11">→ <text:span text:style-name="T4">in medium modifications (see Lukas thesis)</text:span></text:p>
      <text:p text:style-name="P11">→ Coulomb interaction</text:p>
      <text:p text:style-name="P11">→ Pauli blocking</text:p>
      <text:p text:style-name="P12"/>
      <text:p text:style-name="P11"/>
      <text:p text:style-name="P15">Cross sections for 12C + 12C:</text:p>
      <text:p text:style-name="P13"/>
      <text:p text:style-name="P13">→ Total reaction cross section</text:p>
      <text:p text:style-name="P13">→ charge changing cross section → <text:span text:style-name="T5">maybe I have to include lise++ calculations</text:span></text:p>
      <text:p text:style-name="P13">→ isotope corrections- neutron removal → <text:span text:style-name="T5">maybe I have to include lise++ calculations</text:span></text:p>
      <text:p text:style-name="P13"/>
      <text:p text:style-name="P9"/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7:12:13.637295704</meta:creation-date>
    <dc:date>2025-01-30T18:27:18.489008110</dc:date>
    <meta:editing-duration>PT3M42S</meta:editing-duration>
    <meta:editing-cycles>1</meta:editing-cycles>
    <meta:document-statistic meta:table-count="0" meta:image-count="0" meta:object-count="0" meta:page-count="2" meta:paragraph-count="43" meta:word-count="340" meta:character-count="2294" meta:non-whitespace-character-count="1963"/>
    <meta:generator>LibreOffice/7.3.7.2$Linux_X86_64 LibreOffice_project/30$Build-2</meta:generator>
  </office:meta>
</office:document-meta>
</file>